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1d46df" officeooo:paragraph-rsid="001d46df" style:font-size-asian="63pt" style:font-size-complex="72pt"/>
    </style:style>
    <style:style style:name="P3" style:family="paragraph" style:parent-style-name="Standard">
      <style:paragraph-properties fo:text-align="center" style:justify-single-word="false"/>
      <style:text-properties fo:font-size="12pt" officeooo:rsid="001d46df" officeooo:paragraph-rsid="001d46df" style:font-size-asian="10.5pt" style:font-size-complex="12pt"/>
    </style:style>
    <style:style style:name="P4" style:family="paragraph" style:parent-style-name="Standard">
      <style:paragraph-properties fo:text-align="start" style:justify-single-word="false"/>
      <style:text-properties fo:font-size="12pt" officeooo:rsid="001d46df" officeooo:paragraph-rsid="001d46df" style:font-size-asian="10.5pt" style:font-size-complex="12pt"/>
    </style:style>
    <style:style style:name="P5" style:family="paragraph" style:parent-style-name="Standard">
      <style:paragraph-properties fo:text-align="start" style:justify-single-word="false"/>
      <style:text-properties fo:font-size="12pt" officeooo:rsid="001d46df" officeooo:paragraph-rsid="001e6d29" style:font-size-asian="10.5pt" style:font-size-complex="12pt"/>
    </style:style>
    <style:style style:name="T1" style:family="text">
      <style:text-properties officeooo:rsid="001e6d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Employee</text:p>
      <text:p text:style-name="P2"/>
      <text:p text:style-name="P2"/>
      <text:p text:style-name="P2"/>
      <text:p text:style-name="P2"/>
      <text:p text:style-name="P3"/>
      <text:p text:style-name="P3"><text:soft-page-break/>Programmer Manual</text:p>
      <text:p text:style-name="P3">Employee</text:p>
      <text:p text:style-name="P4">1.<text:tab/>Problem Description</text:p>
      <text:p text:style-name="P4"><text:tab/>The Employee class consists of information about a single employee, including first and last names, social security number, age, number of dependents, employee code, pay rate, and the number of hours worked. The class also contains overloaded operators to allow for comparisons necessary to be placed into a binary search tree. Accessors and mutator functions also exist to allow for access to and manipulation of employee data.</text:p>
      <text:p text:style-name="P4"/>
      <text:p text:style-name="P4">2.<text:tab/>Class Employee</text:p>
      <text:p text:style-name="P4"/>
      <text:p text:style-name="P4"><text:tab/>Private data members:</text:p>
      <text:p text:style-name="P4"><text:tab/><text:tab/>char fName[]<text:tab/><text:tab/><text:tab/>first name</text:p>
      <text:p text:style-name="P4"><text:tab/><text:tab/>char lName[]<text:tab/><text:tab/><text:tab/>last name</text:p>
      <text:p text:style-name="P4"><text:tab/><text:tab/>char ssn[]<text:tab/><text:tab/><text:tab/>social security number</text:p>
      <text:p text:style-name="P4"><text:tab/><text:tab/>int age<text:tab/><text:tab/><text:tab/><text:tab/>age</text:p>
      <text:p text:style-name="P4"><text:tab/><text:tab/>int dependents<text:tab/><text:tab/><text:tab/>number of dependents</text:p>
      <text:p text:style-name="P4"><text:tab/><text:tab/>char code<text:tab/><text:tab/><text:tab/>employee code</text:p>
      <text:p text:style-name="P4"><text:tab/><text:tab/>double payRate<text:tab/><text:tab/>pay rate</text:p>
      <text:p text:style-name="P4"><text:tab/><text:tab/>double hoursWorked<text:tab/><text:tab/>number of hours worked</text:p>
      <text:p text:style-name="P4"/>
      <text:p text:style-name="P4"><text:tab/>Public member functions:</text:p>
      <text:p text:style-name="P4"><text:tab/><text:tab/>Employee<text:tab/><text:tab/><text:tab/>constructor for an Employee object</text:p>
      <text:p text:style-name="P4"/>
      <text:p text:style-name="P4"><text:tab/><text:tab/>Operator overloads:</text:p>
      <text:p text:style-name="P4"><text:tab/><text:tab/><text:tab/>operator&gt;&gt;<text:tab/><text:tab/><text:tab/>stream extraction operator overload</text:p>
      <text:p text:style-name="P4"><text:tab/><text:tab/><text:tab/>operator&lt;&lt;<text:tab/><text:tab/><text:tab/>stream insertion operator overload</text:p>
      <text:p text:style-name="P4"><text:tab/><text:tab/><text:tab/>operator=<text:tab/><text:tab/><text:tab/>assignment operator overload</text:p>
      <text:p text:style-name="P4"><text:tab/><text:tab/><text:tab/>operator&lt;<text:tab/><text:tab/><text:tab/>less than operator overload</text:p>
      <text:p text:style-name="P4"><text:tab/><text:tab/><text:tab/>operator&gt;<text:tab/><text:tab/><text:tab/>greater than operator overload</text:p>
      <text:p text:style-name="P4"><text:tab/><text:tab/><text:tab/>operator&lt;=<text:tab/><text:tab/><text:tab/>less than or equal to operator overload</text:p>
      <text:p text:style-name="P4"><text:tab/><text:tab/><text:tab/>operator&gt;=<text:tab/><text:tab/><text:tab/>greater than or equal to operator overload</text:p>
      <text:p text:style-name="P4"><text:tab/><text:tab/><text:tab/>operator==<text:tab/><text:tab/><text:tab/>equality operator overload</text:p>
      <text:p text:style-name="P4"><text:tab/><text:tab/><text:tab/>operator!=<text:tab/><text:tab/><text:tab/>inequality operator overload</text:p>
      <text:p text:style-name="P4"/>
      <text:p text:style-name="P4"><text:tab/><text:tab/>Mutators:</text:p>
      <text:p text:style-name="P4"><text:tab/><text:tab/><text:tab/>setFName<text:tab/><text:tab/><text:tab/>mutator for fName</text:p>
      <text:p text:style-name="P4"><text:tab/><text:tab/><text:tab/>setLName<text:tab/><text:tab/><text:tab/>mutator for LName</text:p>
      <text:p text:style-name="P4"><text:tab/><text:tab/><text:tab/>setSSN<text:tab/><text:tab/><text:tab/><text:tab/>mutator for ssn</text:p>
      <text:p text:style-name="P4"><text:tab/><text:tab/><text:tab/>setAge<text:tab/><text:tab/><text:tab/><text:tab/>mutator for age</text:p>
      <text:p text:style-name="P4"><text:tab/><text:tab/><text:tab/>setDependents<text:tab/><text:tab/><text:tab/>mutator for dependents</text:p>
      <text:p text:style-name="P4"><text:tab/><text:tab/><text:tab/>setCode<text:tab/><text:tab/><text:tab/>mutator for code</text:p>
      <text:p text:style-name="P4"><text:tab/><text:tab/><text:tab/>setPayRate<text:tab/><text:tab/><text:tab/>mutator for payRate</text:p>
      <text:p text:style-name="P4"><text:tab/><text:tab/><text:tab/>setHoursWorked<text:tab/><text:tab/>mutator for hoursWorked</text:p>
      <text:p text:style-name="P4"/>
      <text:p text:style-name="P4"><text:tab/><text:tab/></text:p>
      <text:p text:style-name="P4"/>
      <text:p text:style-name="P4"/>
      <text:p text:style-name="P4"/>
      <text:p text:style-name="P4"><text:soft-page-break/><text:tab/><text:tab/>Accessors:</text:p>
      <text:p text:style-name="P4"><text:tab/><text:tab/><text:tab/><text:tab/>getLastName<text:tab/><text:tab/><text:tab/>accessor for lName</text:p>
      <text:p text:style-name="P4"><text:tab/><text:tab/><text:tab/><text:tab/>getCode<text:tab/><text:tab/><text:tab/>accessor for code</text:p>
      <text:p text:style-name="P4"><text:tab/><text:tab/><text:tab/><text:tab/>getPayRate<text:tab/><text:tab/><text:tab/>accessor for payRate</text:p>
      <text:p text:style-name="P4"><text:tab/><text:tab/><text:tab/><text:tab/>getHoursWorked<text:tab/><text:tab/>accessor for hoursWorked</text:p>
      <text:p text:style-name="P4"/>
      <text:p text:style-name="P4">3.<text:tab/>High Level Program Solution</text:p>
      <text:p text:style-name="P4"><text:tab/>Employee</text:p>
      <text:p text:style-name="P4"><text:tab/><text:tab/>set all employee information to default values</text:p>
      <text:p text:style-name="P4"/>
      <text:p text:style-name="P4"><text:tab/>operator&gt;&gt;</text:p>
      <text:p text:style-name="P4"><text:tab/><text:tab/>get employee information from an input stream</text:p>
      <text:p text:style-name="P4"><text:tab/><text:tab/>set information to the current employee</text:p>
      <text:p text:style-name="P4"><text:tab/><text:tab/>return input stream</text:p>
      <text:p text:style-name="P4"/>
      <text:p text:style-name="P4"><text:tab/>operator&lt;&lt;</text:p>
      <text:p text:style-name="P4"><text:tab/><text:tab/>print out each set of information for the employee</text:p>
      <text:p text:style-name="P4"><text:tab/><text:tab/>return output stream</text:p>
      <text:p text:style-name="P4"/>
      <text:p text:style-name="P4"><text:tab/>operator=</text:p>
      <text:p text:style-name="P4"><text:tab/><text:tab/>copy the information from a right operand employee into the left operand <text:tab/><text:tab/><text:tab/><text:tab/><text:tab/>employee</text:p>
      <text:p text:style-name="P4"><text:tab/><text:tab/>return left operand employee</text:p>
      <text:p text:style-name="P4"/>
      <text:p text:style-name="P4"><text:tab/>operator&lt;</text:p>
      <text:p text:style-name="P4"><text:tab/><text:tab/>if the left operand employee last name is less than the right operand <text:span text:style-name="T1">last name</text:span>, return <text:tab/><text:tab/><text:tab/><text:span text:style-name="T1">true</text:span></text:p>
      <text:p text:style-name="P4"><text:tab/><text:tab/>otherwise return <text:span text:style-name="T1">false</text:span></text:p>
      <text:p text:style-name="P4"/>
      <text:p text:style-name="P4"><text:tab/>operator&gt;</text:p>
      <text:p text:style-name="P4"><text:tab/><text:tab/>if the left operand employee last name is greater than the right operand <text:span text:style-name="T1">last name</text:span>, return <text:tab/><text:tab/><text:tab/><text:span text:style-name="T1">true</text:span></text:p>
      <text:p text:style-name="P4"><text:tab/><text:tab/>otherwise return <text:span text:style-name="T1">false</text:span></text:p>
      <text:p text:style-name="P4"/>
      <text:p text:style-name="P4"><text:tab/>operator&lt;=</text:p>
      <text:p text:style-name="P4"><text:tab/><text:tab/>if the left operand employee last name is less than or equal to the right operand <text:span text:style-name="T1">last <text:tab/><text:tab/><text:tab/>name</text:span>, return <text:span text:style-name="T1">true</text:span></text:p>
      <text:p text:style-name="P4"><text:tab/><text:tab/>otherwise return <text:span text:style-name="T1">false</text:span></text:p>
      <text:p text:style-name="P4"/>
      <text:p text:style-name="P5"><text:tab/>operator&gt;<text:span text:style-name="T1">=</text:span></text:p>
      <text:p text:style-name="P5"><text:tab/><text:tab/>if the left operand employee last name is greater than <text:span text:style-name="T1">or equal to </text:span>the right operand <text:span text:style-name="T1">last <text:tab/><text:tab/><text:tab/>name</text:span>, return <text:span text:style-name="T1">true</text:span></text:p>
      <text:p text:style-name="P5"><text:tab/><text:tab/>otherwise return <text:span text:style-name="T1">false</text:span></text:p>
      <text:p text:style-name="P5"/>
      <text:p text:style-name="P5"><text:tab/><text:span text:style-name="T1">operator==</text:span></text:p>
      <text:p text:style-name="P5"><text:tab/><text:tab/><text:span text:style-name="T1">if the left operand employee last name is equal to the right operand last name, return true</text:span></text:p>
      <text:p text:style-name="P5"><text:tab/><text:tab/><text:span text:style-name="T1">otherwise return false</text:span></text:p>
      <text:p text:style-name="P5"/>
      <text:p text:style-name="P5"/>
      <text:p text:style-name="P5"><text:soft-page-break/><text:tab/><text:span text:style-name="T1">operator!=</text:span></text:p>
      <text:p text:style-name="P5"><text:tab/><text:tab/><text:span text:style-name="T1">if the left operand employee last name is not equal to the right operand last name, return <text:tab/><text:tab/><text:tab/>true</text:span></text:p>
      <text:p text:style-name="P5"><text:tab/><text:tab/><text:span text:style-name="T1">otherwise return false</text:span></text:p>
      <text:p text:style-name="P5"/>
      <text:p text:style-name="P5"><text:tab/><text:span text:style-name="T1">setFName</text:span></text:p>
      <text:p text:style-name="P5"><text:tab/><text:tab/><text:span text:style-name="T1">copy the input string into the employee's first name</text:span></text:p>
      <text:p text:style-name="P5"/>
      <text:p text:style-name="P5"><text:tab/><text:span text:style-name="T1">setLName</text:span></text:p>
      <text:p text:style-name="P5"><text:tab/><text:tab/><text:span text:style-name="T1">copy the input string into the employee's last name</text:span></text:p>
      <text:p text:style-name="P5"><text:tab/></text:p>
      <text:p text:style-name="P5"><text:tab/><text:span text:style-name="T1">setSSN</text:span></text:p>
      <text:p text:style-name="P5"><text:tab/><text:tab/><text:span text:style-name="T1">copy the input string into the employee's social security number</text:span></text:p>
      <text:p text:style-name="P5"/>
      <text:p text:style-name="P5"><text:tab/><text:span text:style-name="T1">setAge</text:span></text:p>
      <text:p text:style-name="P5"><text:tab/><text:tab/><text:span text:style-name="T1">copy the input int into the employee's age</text:span></text:p>
      <text:p text:style-name="P5"/>
      <text:p text:style-name="P5"><text:tab/><text:span text:style-name="T1">setDependents</text:span></text:p>
      <text:p text:style-name="P5"><text:tab/><text:tab/><text:span text:style-name="T1">copy the input int into the employee's number of dependents</text:span></text:p>
      <text:p text:style-name="P5"/>
      <text:p text:style-name="P5"><text:tab/><text:span text:style-name="T1">setCode</text:span></text:p>
      <text:p text:style-name="P5"><text:tab/><text:tab/><text:span text:style-name="T1">copy the input char into the employee's employee code</text:span></text:p>
      <text:p text:style-name="P5"/>
      <text:p text:style-name="P5"><text:tab/><text:span text:style-name="T1">setPayRate</text:span></text:p>
      <text:p text:style-name="P5"><text:tab/><text:tab/><text:span text:style-name="T1">copy the input double into the employee's pay rate</text:span></text:p>
      <text:p text:style-name="P5"/>
      <text:p text:style-name="P5"><text:tab/><text:span text:style-name="T1">setHoursWorked</text:span></text:p>
      <text:p text:style-name="P5"><text:tab/><text:tab/><text:span text:style-name="T1">copy the input double into the employee's number of hours worked</text:span></text:p>
      <text:p text:style-name="P5"/>
      <text:p text:style-name="P5"><text:tab/><text:span text:style-name="T1">getLastName</text:span></text:p>
      <text:p text:style-name="P5"><text:tab/><text:tab/><text:span text:style-name="T1">return employee's last name</text:span></text:p>
      <text:p text:style-name="P5"/>
      <text:p text:style-name="P5"><text:tab/><text:span text:style-name="T1">getHoursWorked</text:span></text:p>
      <text:p text:style-name="P5"><text:tab/><text:tab/><text:span text:style-name="T1">return employee's number of hours worked</text:span></text:p>
      <text:p text:style-name="P5"/>
      <text:p text:style-name="P5"><text:tab/><text:span text:style-name="T1">getPayRate</text:span></text:p>
      <text:p text:style-name="P5"><text:tab/><text:tab/><text:span text:style-name="T1">return employee's pay rate</text:span></text:p>
      <text:p text:style-name="P5"><text:tab/></text:p>
      <text:p text:style-name="P5"><text:tab/><text:span text:style-name="T1">getCode</text:span></text:p>
      <text:p text:style-name="P5"><text:tab/><text:tab/><text:span text:style-name="T1">return employee's employee code</text:span></text:p>
      <text:p text:style-name="P5"/>
      <text:p text:style-name="P5"/>
      <text:p text:style-name="P4"><text:tab/><text:tab/></text:p>
      <text:p text:style-name="P4"><text:tab/><text:tab/></text:p>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22:10:28.476000000</meta:creation-date>
    <dc:date>2018-12-17T22:35:58.423000000</dc:date>
    <meta:editing-duration>PT7M39S</meta:editing-duration>
    <meta:editing-cycles>1</meta:editing-cycles>
    <meta:document-statistic meta:table-count="0" meta:image-count="0" meta:object-count="0" meta:page-count="4" meta:paragraph-count="102" meta:word-count="523" meta:character-count="3682" meta:non-whitespace-character-count="2986"/>
    <meta:generator>LibreOffice/4.4.4.3$Windows_x86 LibreOffice_project/2c39ebcf046445232b798108aa8a7e7d89552ea8</meta:generator>
  </office:meta>
</office:document-meta>
</file>